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4ef51" officeooo:paragraph-rsid="0024ef51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4ed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rd</text:span> of <text:span text:style-name="T5">March</text:span><text:span text:style-name="T3"> </text:span>202<text:span text:style-name="T4">6</text:span> under the <text:span text:style-name="T5">60th</text:span> PA Meeting.</text:p>
      <text:p text:style-name="P1"/>
      <text:p text:style-name="P1">The Assembly, recognising the current situation,</text:p>
      <text:p text:style-name="P1"/>
      <text:p text:style-name="P4">Constitutes the need to remove the villager workstation highlights datapack, as its unused and buggy.</text:p>
      <text:p text:style-name="P1"/>
      <text:p text:style-name="P1">And proceeds.</text:p>
      <text:p text:style-name="P1"/>
      <text:p text:style-name="P1">Signed by,</text:p>
      <text:p text:style-name="P4">Eldegron</text:p>
      <text:p text:style-name="P1"/>
      <text:p text:style-name="P1"/>
      <text:p text:style-name="P1"/>
      <text:p text:style-name="Standard"><text:span text:style-name="T1">[</text:span><text:span text:style-name="T2">Motion 60-9: To remove villager workstation highlight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3T20:36:36.361207769</dc:date>
    <meta:editing-duration>PT4M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48" meta:character-count="320" meta:non-whitespace-character-count="279"/>
  </office:meta>
</office:document-meta>
</file>